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5ae9" officeooo:paragraph-rsid="001e5ae9"/>
    </style:style>
    <style:style style:name="P2" style:family="paragraph" style:parent-style-name="Standard">
      <style:paragraph-properties fo:text-align="start" style:justify-single-word="false"/>
      <style:text-properties officeooo:rsid="001e5ae9" officeooo:paragraph-rsid="001e5ae9"/>
    </style:style>
    <style:style style:name="P3" style:family="paragraph" style:parent-style-name="Standard">
      <style:paragraph-properties fo:text-align="start" style:justify-single-word="false"/>
      <style:text-properties officeooo:rsid="001f83af" officeooo:paragraph-rsid="001e5ae9"/>
    </style:style>
    <style:style style:name="P4" style:family="paragraph" style:parent-style-name="Standard">
      <style:paragraph-properties fo:text-align="start" style:justify-single-word="false"/>
      <style:text-properties officeooo:rsid="001f83af" officeooo:paragraph-rsid="001f83af"/>
    </style:style>
    <style:style style:name="P5" style:family="paragraph" style:parent-style-name="Standard">
      <style:paragraph-properties fo:text-align="start" style:justify-single-word="false"/>
      <style:text-properties officeooo:rsid="00214042" officeooo:paragraph-rsid="00214042"/>
    </style:style>
    <style:style style:name="P6" style:family="paragraph" style:parent-style-name="Standard">
      <style:paragraph-properties fo:text-align="start" style:justify-single-word="false"/>
      <style:text-properties officeooo:rsid="0039c138" officeooo:paragraph-rsid="0039c138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4042" officeooo:paragraph-rsid="00214042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190c0" officeooo:paragraph-rsid="002190c0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7f929" officeooo:paragraph-rsid="0027f929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93546" officeooo:paragraph-rsid="00293546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b7e3e" officeooo:paragraph-rsid="002b7e3e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2fee35" officeooo:paragraph-rsid="002fee35"/>
    </style:style>
    <style:style style:name="P13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127e0" officeooo:paragraph-rsid="003127e0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2fc93" officeooo:paragraph-rsid="0038faa1"/>
    </style:style>
    <style:style style:name="P15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officeooo:rsid="003a2d11" officeooo:paragraph-rsid="003a2d11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39c138" officeooo:paragraph-rsid="0039c138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2190c0" officeooo:paragraph-rsid="002190c0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21e5e9" officeooo:paragraph-rsid="00240316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a2f2e" officeooo:paragraph-rsid="003a2f2e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341760" officeooo:paragraph-rsid="0039c138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29215d" officeooo:paragraph-rsid="0029215d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35cbe9" officeooo:paragraph-rsid="0037ff88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240316" officeooo:paragraph-rsid="00240316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4095e5" officeooo:paragraph-rsid="004095e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39da4" style:font-weight-asian="bold" style:font-weight-complex="bold"/>
    </style:style>
    <style:style style:name="T3" style:family="text">
      <style:text-properties officeooo:rsid="00293546"/>
    </style:style>
    <style:style style:name="T4" style:family="text">
      <style:text-properties officeooo:rsid="00318c24"/>
    </style:style>
    <style:style style:name="T5" style:family="text">
      <style:text-properties officeooo:rsid="003a2f2e"/>
    </style:style>
    <style:style style:name="T6" style:family="text">
      <style:text-properties officeooo:rsid="003b09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Rocking Soccer Bot</text:h>
      <text:p text:style-name="P1"/>
      <text:p text:style-name="P2"><text:span text:style-name="T1">Plan</text:span>: make a bot that can log in to the game’s website and play the game as if a normal user. Setting the line-up and assisting the games. A second stage would be to make the bot to take the best decisions in terms of game plan, financial matters and selection of best squad.</text:p>
      <text:p text:style-name="P3"/>
      <text:p text:style-name="P5"><text:span text:style-name="T1">Done so far</text:span>:</text:p>
      <text:list xml:id="list5143185332425991925" text:style-name="L1">
        <text:list-item>
          <text:p text:style-name="P7">Log in with username and password</text:p>
        </text:list-item>
        <text:list-item>
          <text:p text:style-name="P8">Logout sucessfully</text:p>
        </text:list-item>
        <text:list-item>
          <text:p text:style-name="P9">Enter into “matches” section and read the 2 tables for upcoming and last 10 matches</text:p>
        </text:list-item>
        <text:list-item>
          <text:p text:style-name="P10">Visit the line-up page and select a pre-specified line-up for the next match </text:p>
        </text:list-item>
        <text:list-item>
          <text:p text:style-name="P10">Visit the buy ticket page, </text:p>
        </text:list-item>
        <text:list-item>
          <text:p text:style-name="P11">Read data from the “finances” page</text:p>
        </text:list-item>
        <text:list-item>
          <text:p text:style-name="P12">Download help page reference tables for different buildings</text:p>
        </text:list-item>
        <text:list-item>
          <text:p text:style-name="P13">Download players’ <text:span text:style-name="T4">details </text:span></text:p>
        </text:list-item>
        <text:list-item>
          <text:p text:style-name="P14">Set a list of action-items to do</text:p>
        </text:list-item>
        <text:list-item>
          <text:p text:style-name="P15">Bot approves on a building improvement based on whether there’s enough money to improve and whether the new weekly balance is positive (excluding interest)</text:p>
        </text:list-item>
      </text:list>
      <text:p text:style-name="P4"/>
      <text:p text:style-name="P5"><text:span text:style-name="T1">To do </text:span><text:span text:style-name="T2">plan</text:span>:</text:p>
      <text:p text:style-name="P5"><text:tab/></text:p>
      <text:list xml:id="list6145670455733331420" text:style-name="L2">
        <text:list-item>
          <text:p text:style-name="P16">Phase 1:</text:p>
          <text:list>
            <text:list-item>
              <text:p text:style-name="P17">Read information from website:</text:p>
              <text:list>
                <text:list-item>
                  <text:p text:style-name="P18"><text:span text:style-name="T5">Clean up </text:span>“matches” <text:span text:style-name="T5">tables</text:span></text:p>
                </text:list-item>
                <text:list-item>
                  <text:p text:style-name="P19">Get data related to facilities <text:span text:style-name="T6">installed (stadium is done, need for others)</text:span></text:p>
                </text:list-item>
              </text:list>
            </text:list-item>
            <text:list-item>
              <text:p text:style-name="P20">Fix the match tables </text:p>
            </text:list-item>
            <text:list-item>
              <text:p text:style-name="P21"><text:span text:style-name="T3">Buy </text:span>“free-tickets” when visiting the <text:span text:style-name="T3">next home match page → UPDATE</text:span></text:p>
              <text:list>
                <text:list-item>
                  <text:p text:style-name="P22">Make the “get-free” ticket functions</text:p>
                </text:list-item>
              </text:list>
            </text:list-item>
          </text:list>
        </text:list-item>
      </text:list>
      <text:p text:style-name="P6"/>
      <text:list xml:id="list225624642085220" text:continue-numbering="true" text:style-name="L2">
        <text:list-item>
          <text:p text:style-name="P16">Phase 2:</text:p>
          <text:list>
            <text:list-item>
              <text:p text:style-name="P23">Bot makes game line-ups, assist games and participate in transfer market</text:p>
              <text:list>
                <text:list-item>
                  <text:p text:style-name="P24">Make a list of priority signings </text:p>
                </text:list-item>
              </text:list>
            </text:list-item>
            <text:list-item>
              <text:p text:style-name="P23">Bot makes financial decisions about what to build and with which order and to predict incomes/revenues</text:p>
            </text:list-item>
            <text:list-item>
              <text:p text:style-name="P23">Bot makes decision about line-ups, considering next match difficulty, players’ experience, skill and talent prospect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20:12:15.166467695</meta:creation-date>
    <dc:date>2018-10-08T22:56:07.498064949</dc:date>
    <meta:editing-duration>PT7H5M57S</meta:editing-duration>
    <meta:editing-cycles>37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266" meta:character-count="1498" meta:non-whitespace-character-count="1274"/>
  </office:meta>
</office:document-meta>
</file>